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/S1D</text:p>
          </table:table-cell>
          <table:table-cell office:value-type="float" office:value="89.51">
            <text:p>89,51</text:p>
          </table:table-cell>
          <table:table-cell office:value-type="string">
            <text:p>/S1R</text:p>
          </table:table-cell>
          <table:table-cell office:value-type="float" office:value="2106.88">
            <text:p>2106,88</text:p>
          </table:table-cell>
        </table:table-row>
        <table:table-row table:style-name="ro1">
          <table:table-cell office:value-type="string">
            <text:p>/S2D</text:p>
          </table:table-cell>
          <table:table-cell office:value-type="float" office:value="79.4">
            <text:p>79,4</text:p>
          </table:table-cell>
          <table:table-cell office:value-type="string">
            <text:p>/S2R</text:p>
          </table:table-cell>
          <table:table-cell office:value-type="float" office:value="2096.5">
            <text:p>2096,5</text:p>
          </table:table-cell>
        </table:table-row>
        <table:table-row table:style-name="ro1">
          <table:table-cell office:value-type="string">
            <text:p>/S3D</text:p>
          </table:table-cell>
          <table:table-cell office:value-type="float" office:value="69.28">
            <text:p>69,28</text:p>
          </table:table-cell>
          <table:table-cell office:value-type="string">
            <text:p>/S3R</text:p>
          </table:table-cell>
          <table:table-cell office:value-type="float" office:value="2086.12">
            <text:p>2086,12</text:p>
          </table:table-cell>
        </table:table-row>
        <table:table-row table:style-name="ro1">
          <table:table-cell office:value-type="string">
            <text:p>/S4D</text:p>
          </table:table-cell>
          <table:table-cell office:value-type="float" office:value="59.17">
            <text:p>59,17</text:p>
          </table:table-cell>
          <table:table-cell office:value-type="string">
            <text:p>/S4R</text:p>
          </table:table-cell>
          <table:table-cell office:value-type="float" office:value="2075.74">
            <text:p>2075,74</text:p>
          </table:table-cell>
        </table:table-row>
        <table:table-row table:style-name="ro1">
          <table:table-cell office:value-type="string">
            <text:p>/S5D</text:p>
          </table:table-cell>
          <table:table-cell office:value-type="float" office:value="49.05">
            <text:p>49,05</text:p>
          </table:table-cell>
          <table:table-cell office:value-type="string">
            <text:p>/S5R</text:p>
          </table:table-cell>
          <table:table-cell office:value-type="float" office:value="2065.36">
            <text:p>2065,36</text:p>
          </table:table-cell>
        </table:table-row>
        <table:table-row table:style-name="ro1">
          <table:table-cell office:value-type="string">
            <text:p>/S6D</text:p>
          </table:table-cell>
          <table:table-cell office:value-type="float" office:value="39.9">
            <text:p>39,9</text:p>
          </table:table-cell>
          <table:table-cell office:value-type="string">
            <text:p>/S6R</text:p>
          </table:table-cell>
          <table:table-cell office:value-type="float" office:value="2054.98">
            <text:p>2054,98</text:p>
          </table:table-cell>
        </table:table-row>
        <table:table-row table:style-name="ro1">
          <table:table-cell office:value-type="string">
            <text:p>/S7D</text:p>
          </table:table-cell>
          <table:table-cell office:value-type="float" office:value="35.71">
            <text:p>35,71</text:p>
          </table:table-cell>
          <table:table-cell office:value-type="string">
            <text:p>/S7R</text:p>
          </table:table-cell>
          <table:table-cell office:value-type="float" office:value="2044.6">
            <text:p>2044,6</text:p>
          </table:table-cell>
        </table:table-row>
        <table:table-row table:style-name="ro1">
          <table:table-cell office:value-type="string">
            <text:p>/S8D</text:p>
          </table:table-cell>
          <table:table-cell office:value-type="float" office:value="31.52">
            <text:p>31,52</text:p>
          </table:table-cell>
          <table:table-cell office:value-type="string">
            <text:p>/S8R</text:p>
          </table:table-cell>
          <table:table-cell office:value-type="float" office:value="2034.22">
            <text:p>2034,22</text:p>
          </table:table-cell>
        </table:table-row>
        <table:table-row table:style-name="ro1">
          <table:table-cell office:value-type="string">
            <text:p>/S9D</text:p>
          </table:table-cell>
          <table:table-cell office:value-type="float" office:value="31.17">
            <text:p>31,17</text:p>
          </table:table-cell>
          <table:table-cell office:value-type="string">
            <text:p>/S9R</text:p>
          </table:table-cell>
          <table:table-cell office:value-type="float" office:value="2023.84">
            <text:p>2023,84</text:p>
          </table:table-cell>
        </table:table-row>
        <table:table-row table:style-name="ro1">
          <table:table-cell office:value-type="string">
            <text:p>/S10D</text:p>
          </table:table-cell>
          <table:table-cell office:value-type="float" office:value="35.36">
            <text:p>35,36</text:p>
          </table:table-cell>
          <table:table-cell office:value-type="string">
            <text:p>/S10R</text:p>
          </table:table-cell>
          <table:table-cell office:value-type="float" office:value="2013.47">
            <text:p>2013,47</text:p>
          </table:table-cell>
        </table:table-row>
        <table:table-row table:style-name="ro1">
          <table:table-cell office:value-type="string">
            <text:p>/S11D</text:p>
          </table:table-cell>
          <table:table-cell office:value-type="float" office:value="39.55">
            <text:p>39,55</text:p>
          </table:table-cell>
          <table:table-cell office:value-type="string">
            <text:p>/S11R</text:p>
          </table:table-cell>
          <table:table-cell office:value-type="float" office:value="2003.09">
            <text:p>2003,09</text:p>
          </table:table-cell>
        </table:table-row>
        <table:table-row table:style-name="ro1">
          <table:table-cell office:value-type="string">
            <text:p>/S12D</text:p>
          </table:table-cell>
          <table:table-cell office:value-type="float" office:value="48.19">
            <text:p>48,19</text:p>
          </table:table-cell>
          <table:table-cell office:value-type="string">
            <text:p>/S12R</text:p>
          </table:table-cell>
          <table:table-cell office:value-type="float" office:value="1992.7">
            <text:p>1992,7</text:p>
          </table:table-cell>
        </table:table-row>
        <table:table-row table:style-name="ro1">
          <table:table-cell office:value-type="string">
            <text:p>/S13D</text:p>
          </table:table-cell>
          <table:table-cell office:value-type="float" office:value="58.3">
            <text:p>58,3</text:p>
          </table:table-cell>
          <table:table-cell office:value-type="string">
            <text:p>/S13R</text:p>
          </table:table-cell>
          <table:table-cell office:value-type="float" office:value="1982.33">
            <text:p>1982,33</text:p>
          </table:table-cell>
        </table:table-row>
        <table:table-row table:style-name="ro1">
          <table:table-cell office:value-type="string">
            <text:p>/S14D</text:p>
          </table:table-cell>
          <table:table-cell office:value-type="float" office:value="68.42">
            <text:p>68,42</text:p>
          </table:table-cell>
          <table:table-cell office:value-type="string">
            <text:p>/S14R</text:p>
          </table:table-cell>
          <table:table-cell office:value-type="float" office:value="1971.95">
            <text:p>1971,95</text:p>
          </table:table-cell>
        </table:table-row>
        <table:table-row table:style-name="ro1">
          <table:table-cell office:value-type="string">
            <text:p>/S15D</text:p>
          </table:table-cell>
          <table:table-cell office:value-type="float" office:value="78.54">
            <text:p>78,54</text:p>
          </table:table-cell>
          <table:table-cell office:value-type="string">
            <text:p>/S15R</text:p>
          </table:table-cell>
          <table:table-cell office:value-type="float" office:value="1961.57">
            <text:p>1961,57</text:p>
          </table:table-cell>
        </table:table-row>
        <table:table-row table:style-name="ro1">
          <table:table-cell office:value-type="string">
            <text:p>/S16D</text:p>
          </table:table-cell>
          <table:table-cell office:value-type="float" office:value="88.65">
            <text:p>88,65</text:p>
          </table:table-cell>
          <table:table-cell office:value-type="string">
            <text:p>/S16R</text:p>
          </table:table-cell>
          <table:table-cell office:value-type="float" office:value="1951.19">
            <text:p>1951,19</text:p>
          </table:table-cell>
        </table:table-row>
        <table:table-row table:style-name="ro1">
          <table:table-cell office:value-type="string">
            <text:p>/S17D</text:p>
          </table:table-cell>
          <table:table-cell office:value-type="float" office:value="56.09">
            <text:p>56,09</text:p>
          </table:table-cell>
          <table:table-cell office:value-type="string">
            <text:p>/S17R</text:p>
          </table:table-cell>
          <table:table-cell office:value-type="float" office:value="1898.13">
            <text:p>1898,13</text:p>
          </table:table-cell>
        </table:table-row>
        <table:table-row table:style-name="ro1">
          <table:table-cell office:value-type="string">
            <text:p>/S18D</text:p>
          </table:table-cell>
          <table:table-cell office:value-type="float" office:value="66.2">
            <text:p>66,2</text:p>
          </table:table-cell>
          <table:table-cell office:value-type="string">
            <text:p>/S18R</text:p>
          </table:table-cell>
          <table:table-cell office:value-type="float" office:value="1887.75">
            <text:p>1887,75</text:p>
          </table:table-cell>
        </table:table-row>
        <table:table-row table:style-name="ro1">
          <table:table-cell office:value-type="string">
            <text:p>/S19D</text:p>
          </table:table-cell>
          <table:table-cell office:value-type="float" office:value="76.32">
            <text:p>76,32</text:p>
          </table:table-cell>
          <table:table-cell office:value-type="string">
            <text:p>/S19R</text:p>
          </table:table-cell>
          <table:table-cell office:value-type="float" office:value="1877.37">
            <text:p>1877,37</text:p>
          </table:table-cell>
        </table:table-row>
        <table:table-row table:style-name="ro1">
          <table:table-cell office:value-type="string">
            <text:p>/S20D</text:p>
          </table:table-cell>
          <table:table-cell office:value-type="float" office:value="86.43">
            <text:p>86,43</text:p>
          </table:table-cell>
          <table:table-cell office:value-type="string">
            <text:p>/S20R</text:p>
          </table:table-cell>
          <table:table-cell office:value-type="float" office:value="1866.99">
            <text:p>1866,99</text:p>
          </table:table-cell>
        </table:table-row>
        <table:table-row table:style-name="ro1">
          <table:table-cell office:value-type="string">
            <text:p>/S21D</text:p>
          </table:table-cell>
          <table:table-cell office:value-type="float" office:value="96.55">
            <text:p>96,55</text:p>
          </table:table-cell>
          <table:table-cell office:value-type="string">
            <text:p>/S21R</text:p>
          </table:table-cell>
          <table:table-cell office:value-type="float" office:value="1856.62">
            <text:p>1856,62</text:p>
          </table:table-cell>
        </table:table-row>
        <table:table-row table:style-name="ro1">
          <table:table-cell office:value-type="string">
            <text:p>/S22D</text:p>
          </table:table-cell>
          <table:table-cell office:value-type="float" office:value="106.66">
            <text:p>106,66</text:p>
          </table:table-cell>
          <table:table-cell office:value-type="string">
            <text:p>/S22R</text:p>
          </table:table-cell>
          <table:table-cell office:value-type="float" office:value="1846.23">
            <text:p>1846,23</text:p>
          </table:table-cell>
        </table:table-row>
        <table:table-row table:style-name="ro1">
          <table:table-cell office:value-type="string">
            <text:p>/S23D</text:p>
          </table:table-cell>
          <table:table-cell office:value-type="float" office:value="116.78">
            <text:p>116,78</text:p>
          </table:table-cell>
          <table:table-cell office:value-type="string">
            <text:p>/S23R</text:p>
          </table:table-cell>
          <table:table-cell office:value-type="float" office:value="1835.85">
            <text:p>1835,85</text:p>
          </table:table-cell>
        </table:table-row>
        <table:table-row table:style-name="ro1">
          <table:table-cell office:value-type="string">
            <text:p>/S24D</text:p>
          </table:table-cell>
          <table:table-cell office:value-type="float" office:value="126.89">
            <text:p>126,89</text:p>
          </table:table-cell>
          <table:table-cell office:value-type="string">
            <text:p>/S24R</text:p>
          </table:table-cell>
          <table:table-cell office:value-type="float" office:value="1825.47">
            <text:p>1825,47</text:p>
          </table:table-cell>
        </table:table-row>
        <table:table-row table:style-name="ro1">
          <table:table-cell office:value-type="string">
            <text:p>/S25D</text:p>
          </table:table-cell>
          <table:table-cell office:value-type="float" office:value="137.01">
            <text:p>137,01</text:p>
          </table:table-cell>
          <table:table-cell office:value-type="string">
            <text:p>/S25R</text:p>
          </table:table-cell>
          <table:table-cell office:value-type="float" office:value="1815.09">
            <text:p>1815,09</text:p>
          </table:table-cell>
        </table:table-row>
        <table:table-row table:style-name="ro1">
          <table:table-cell office:value-type="string">
            <text:p>/S26D</text:p>
          </table:table-cell>
          <table:table-cell office:value-type="float" office:value="147.13">
            <text:p>147,13</text:p>
          </table:table-cell>
          <table:table-cell office:value-type="string">
            <text:p>/S26R</text:p>
          </table:table-cell>
          <table:table-cell office:value-type="float" office:value="1804.71">
            <text:p>1804,71</text:p>
          </table:table-cell>
        </table:table-row>
        <table:table-row table:style-name="ro1">
          <table:table-cell office:value-type="string">
            <text:p>/S27D</text:p>
          </table:table-cell>
          <table:table-cell office:value-type="float" office:value="157.23">
            <text:p>157,23</text:p>
          </table:table-cell>
          <table:table-cell office:value-type="string">
            <text:p>/S27R</text:p>
          </table:table-cell>
          <table:table-cell office:value-type="float" office:value="1794.33">
            <text:p>1794,33</text:p>
          </table:table-cell>
        </table:table-row>
        <table:table-row table:style-name="ro1">
          <table:table-cell office:value-type="string">
            <text:p>/S28D</text:p>
          </table:table-cell>
          <table:table-cell office:value-type="float" office:value="167.36">
            <text:p>167,36</text:p>
          </table:table-cell>
          <table:table-cell office:value-type="string">
            <text:p>/S28R</text:p>
          </table:table-cell>
          <table:table-cell office:value-type="float" office:value="1783.95">
            <text:p>1783,95</text:p>
          </table:table-cell>
        </table:table-row>
        <table:table-row table:style-name="ro1">
          <table:table-cell office:value-type="string">
            <text:p>/S29D</text:p>
          </table:table-cell>
          <table:table-cell office:value-type="float" office:value="177.47">
            <text:p>177,47</text:p>
          </table:table-cell>
          <table:table-cell office:value-type="string">
            <text:p>/S29R</text:p>
          </table:table-cell>
          <table:table-cell office:value-type="float" office:value="1773.57">
            <text:p>1773,57</text:p>
          </table:table-cell>
        </table:table-row>
        <table:table-row table:style-name="ro1">
          <table:table-cell office:value-type="string">
            <text:p>/S30D</text:p>
          </table:table-cell>
          <table:table-cell office:value-type="float" office:value="187.59">
            <text:p>187,59</text:p>
          </table:table-cell>
          <table:table-cell office:value-type="string">
            <text:p>/S30R</text:p>
          </table:table-cell>
          <table:table-cell office:value-type="float" office:value="1763.19">
            <text:p>1763,19</text:p>
          </table:table-cell>
        </table:table-row>
        <table:table-row table:style-name="ro1">
          <table:table-cell office:value-type="string">
            <text:p>/S31D</text:p>
          </table:table-cell>
          <table:table-cell office:value-type="float" office:value="197.87">
            <text:p>197,87</text:p>
          </table:table-cell>
          <table:table-cell office:value-type="string">
            <text:p>/S31R</text:p>
          </table:table-cell>
          <table:table-cell office:value-type="float" office:value="1752.82">
            <text:p>1752,82</text:p>
          </table:table-cell>
        </table:table-row>
        <table:table-row table:style-name="ro1">
          <table:table-cell office:value-type="string">
            <text:p>/S32D</text:p>
          </table:table-cell>
          <table:table-cell office:value-type="float" office:value="207.82">
            <text:p>207,82</text:p>
          </table:table-cell>
          <table:table-cell office:value-type="string">
            <text:p>/S32R</text:p>
          </table:table-cell>
          <table:table-cell office:value-type="float" office:value="1742.44">
            <text:p>1742,44</text:p>
          </table:table-cell>
        </table:table-row>
        <table:table-row table:style-name="ro1">
          <table:table-cell office:value-type="string">
            <text:p>/S33D</text:p>
          </table:table-cell>
          <table:table-cell office:value-type="float" office:value="175.25">
            <text:p>175,25</text:p>
          </table:table-cell>
          <table:table-cell office:value-type="string">
            <text:p>/S33R</text:p>
          </table:table-cell>
          <table:table-cell office:value-type="float" office:value="1689.38">
            <text:p>1689,38</text:p>
          </table:table-cell>
        </table:table-row>
        <table:table-row table:style-name="ro1">
          <table:table-cell office:value-type="string">
            <text:p>/S34D</text:p>
          </table:table-cell>
          <table:table-cell office:value-type="float" office:value="185.37">
            <text:p>185,37</text:p>
          </table:table-cell>
          <table:table-cell office:value-type="string">
            <text:p>/S34R</text:p>
          </table:table-cell>
          <table:table-cell office:value-type="float" office:value="1678.99">
            <text:p>1678,99</text:p>
          </table:table-cell>
        </table:table-row>
        <table:table-row table:style-name="ro1">
          <table:table-cell office:value-type="string">
            <text:p>/S35D</text:p>
          </table:table-cell>
          <table:table-cell office:value-type="float" office:value="195.48">
            <text:p>195,48</text:p>
          </table:table-cell>
          <table:table-cell office:value-type="string">
            <text:p>/S35R</text:p>
          </table:table-cell>
          <table:table-cell office:value-type="float" office:value="1668.62">
            <text:p>1668,62</text:p>
          </table:table-cell>
        </table:table-row>
        <table:table-row table:style-name="ro1">
          <table:table-cell office:value-type="string">
            <text:p>/S36D</text:p>
          </table:table-cell>
          <table:table-cell office:value-type="float" office:value="205.6">
            <text:p>205,6</text:p>
          </table:table-cell>
          <table:table-cell office:value-type="string">
            <text:p>/S36R</text:p>
          </table:table-cell>
          <table:table-cell office:value-type="float" office:value="1658.24">
            <text:p>1658,24</text:p>
          </table:table-cell>
        </table:table-row>
        <table:table-row table:style-name="ro1">
          <table:table-cell office:value-type="string">
            <text:p>/S37D</text:p>
          </table:table-cell>
          <table:table-cell office:value-type="float" office:value="215.71">
            <text:p>215,71</text:p>
          </table:table-cell>
          <table:table-cell office:value-type="string">
            <text:p>/S37R</text:p>
          </table:table-cell>
          <table:table-cell office:value-type="float" office:value="1647.86">
            <text:p>1647,86</text:p>
          </table:table-cell>
        </table:table-row>
        <table:table-row table:style-name="ro1">
          <table:table-cell office:value-type="string">
            <text:p>/S38D</text:p>
          </table:table-cell>
          <table:table-cell office:value-type="float" office:value="225.83">
            <text:p>225,83</text:p>
          </table:table-cell>
          <table:table-cell office:value-type="string">
            <text:p>/S38R</text:p>
          </table:table-cell>
          <table:table-cell office:value-type="float" office:value="1637.48">
            <text:p>1637,48</text:p>
          </table:table-cell>
        </table:table-row>
        <table:table-row table:style-name="ro1">
          <table:table-cell office:value-type="string">
            <text:p>/S39D</text:p>
          </table:table-cell>
          <table:table-cell office:value-type="float" office:value="235.95">
            <text:p>235,95</text:p>
          </table:table-cell>
          <table:table-cell office:value-type="string">
            <text:p>/S39R</text:p>
          </table:table-cell>
          <table:table-cell office:value-type="float" office:value="1627.1">
            <text:p>1627,1</text:p>
          </table:table-cell>
        </table:table-row>
        <table:table-row table:style-name="ro1">
          <table:table-cell office:value-type="string">
            <text:p>/S40D</text:p>
          </table:table-cell>
          <table:table-cell office:value-type="float" office:value="246.06">
            <text:p>246,06</text:p>
          </table:table-cell>
          <table:table-cell office:value-type="string">
            <text:p>/S40R</text:p>
          </table:table-cell>
          <table:table-cell office:value-type="float" office:value="1616.72">
            <text:p>1616,72</text:p>
          </table:table-cell>
        </table:table-row>
        <table:table-row table:style-name="ro1">
          <table:table-cell office:value-type="string">
            <text:p>/S41D</text:p>
          </table:table-cell>
          <table:table-cell office:value-type="float" office:value="256.18">
            <text:p>256,18</text:p>
          </table:table-cell>
          <table:table-cell office:value-type="string">
            <text:p>/S41R</text:p>
          </table:table-cell>
          <table:table-cell office:value-type="float" office:value="1602.64">
            <text:p>1602,64</text:p>
          </table:table-cell>
        </table:table-row>
        <table:table-row table:style-name="ro1">
          <table:table-cell office:value-type="string">
            <text:p>/S42D</text:p>
          </table:table-cell>
          <table:table-cell office:value-type="float" office:value="266.29">
            <text:p>266,29</text:p>
          </table:table-cell>
          <table:table-cell office:value-type="string">
            <text:p>/S42R</text:p>
          </table:table-cell>
          <table:table-cell office:value-type="float" office:value="1589.9">
            <text:p>1589,9</text:p>
          </table:table-cell>
        </table:table-row>
        <table:table-row table:style-name="ro1">
          <table:table-cell office:value-type="string">
            <text:p>/S43D</text:p>
          </table:table-cell>
          <table:table-cell office:value-type="float" office:value="276.41">
            <text:p>276,41</text:p>
          </table:table-cell>
          <table:table-cell office:value-type="string">
            <text:p>/S43R</text:p>
          </table:table-cell>
          <table:table-cell office:value-type="float" office:value="1576.42">
            <text:p>1576,42</text:p>
          </table:table-cell>
        </table:table-row>
        <table:table-row table:style-name="ro1">
          <table:table-cell office:value-type="string">
            <text:p>/S44D</text:p>
          </table:table-cell>
          <table:table-cell office:value-type="float" office:value="286.52">
            <text:p>286,52</text:p>
          </table:table-cell>
          <table:table-cell office:value-type="string">
            <text:p>/S44R</text:p>
          </table:table-cell>
          <table:table-cell office:value-type="float" office:value="1562.87">
            <text:p>1562,87</text:p>
          </table:table-cell>
        </table:table-row>
        <table:table-row table:style-name="ro1">
          <table:table-cell office:value-type="string">
            <text:p>/S45D</text:p>
          </table:table-cell>
          <table:table-cell office:value-type="float" office:value="301.52">
            <text:p>301,52</text:p>
          </table:table-cell>
          <table:table-cell office:value-type="string">
            <text:p>/S45R</text:p>
          </table:table-cell>
          <table:table-cell office:value-type="float" office:value="1549.23">
            <text:p>1549,23</text:p>
          </table:table-cell>
        </table:table-row>
        <table:table-row table:style-name="ro1">
          <table:table-cell office:value-type="string">
            <text:p>/S46D</text:p>
          </table:table-cell>
          <table:table-cell office:value-type="float" office:value="314.55">
            <text:p>314,55</text:p>
          </table:table-cell>
          <table:table-cell office:value-type="string">
            <text:p>/S46R</text:p>
          </table:table-cell>
          <table:table-cell office:value-type="float" office:value="1535.53">
            <text:p>1535,53</text:p>
          </table:table-cell>
        </table:table-row>
        <table:table-row table:style-name="ro1">
          <table:table-cell office:value-type="string">
            <text:p>/S47D</text:p>
          </table:table-cell>
          <table:table-cell office:value-type="float" office:value="328.53">
            <text:p>328,53</text:p>
          </table:table-cell>
          <table:table-cell office:value-type="string">
            <text:p>/S47R</text:p>
          </table:table-cell>
          <table:table-cell office:value-type="float" office:value="1521.75">
            <text:p>1521,75</text:p>
          </table:table-cell>
        </table:table-row>
        <table:table-row table:style-name="ro1">
          <table:table-cell office:value-type="string">
            <text:p>/S48D</text:p>
          </table:table-cell>
          <table:table-cell office:value-type="float" office:value="342.07">
            <text:p>342,07</text:p>
          </table:table-cell>
          <table:table-cell office:value-type="string">
            <text:p>/S48R</text:p>
          </table:table-cell>
          <table:table-cell office:value-type="float" office:value="1506.61">
            <text:p>1506,61</text:p>
          </table:table-cell>
        </table:table-row>
      </table:table>
      <table:database-ranges>
        <table:database-range table:target-range-address="Feuille1.A10:Feuille1.B10485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8">08/12/2021</text:date>, <text:time>15:2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8T15:28:17</dc:date>
    <dc:creator>Christophe Combaret</dc:creator>
    <meta:generator>OpenOffice/4.1.10$Unix OpenOffice.org_project/4110m2$Build-9807</meta:generator>
    <meta:editing-duration>PT3M27S</meta:editing-duration>
    <meta:editing-cycles>1</meta:editing-cycles>
    <meta:document-statistic meta:table-count="1" meta:cell-count="384" meta:object-count="0"/>
  </office:meta>
</office:document-meta>
</file>